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Extended" svg:font-family="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666666" style:font-name="Lato Extended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d3b45" style:font-name="Lato Extended" fo:font-size="12pt" fo:letter-spacing="normal" fo:font-style="normal" fo:font-weight="normal"/>
    </style:style>
    <style:style style:name="T1" style:family="text">
      <style:text-properties fo:font-variant="normal" fo:text-transform="none" fo:color="#2d3b45" style:font-name="Lato Extended" fo:font-size="12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Outline (Week 2)</text:h>
      <text:p text:style-name="P2"><text:span text:style-name="Strong_20_Emphasis"><text:span text:style-name="T1">Jan 16: Probabilistic Modeling 1.</text:span></text:span></text:p>
      <text:p text:style-name="P3">Pre-req: Bayes rule, Random variables, distributions</text:p>
      <text:p text:style-name="P3">Lecture: PPT Lecture-ProbModeling-1.</text:p>
      <text:p text:style-name="P3">Learn: Bayesian Inference, priors, likelihood. </text:p>
      <text:p text:style-name="P3">Learn: Likelihood maximization, MAP and MP estimation.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Extended" svg:font-family="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6T18:55:01.818762594</meta:creation-date>
    <dc:date>2023-01-16T18:55:23.916683327</dc:date>
    <meta:editing-duration>PT22S</meta:editing-duration>
    <meta:editing-cycles>1</meta:editing-cycles>
    <meta:document-statistic meta:table-count="0" meta:image-count="0" meta:object-count="0" meta:page-count="1" meta:paragraph-count="6" meta:word-count="29" meta:character-count="239" meta:non-whitespace-character-count="214"/>
    <meta:generator>LibreOffice/6.0.7.3$Linux_X86_64 LibreOffice_project/00m0$Build-3</meta:generator>
  </office:meta>
</office:document-meta>
</file>